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</draw:text-box>
        </draw:frame>
        <draw:frame draw:style-name="gr1" draw:layer="layout" svg:width="7.339cm" svg:height="2.387cm" svg:x="20.2cm" svg:y="18cm">
          <draw:text-box>
            <text:p>Apresentado por: </text:p>
            <text:p>Gabriel Piton Tessarolli</text:p>
            <text:p>Wallace da Silva Ribeiro</text:p>
          </draw:text-box>
        </draw:frame>
        <draw:frame draw:style-name="gr1" draw:text-style-name="P1" draw:layer="layout" svg:width="20.013cm" svg:height="2.387cm" svg:x="3.987cm" svg:y="11.637cm">
          <draw:text-box>
            <text:p text:style-name="P1">Brad Appleton, Stephen P. Berczuk, Ralph Cabrera, Robert Orenstein</text:p>
            <text:p text:style-name="P1"/>
            <text:p text:style-name="P1">1998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Introdução</text:p>
              </text:list-item>
              <text:list-item>
                <text:p>Os padrões</text:p>
                <text:list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mo utilizar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Desenvolvimento paralelo</text:p>
                <text:list>
                  <text:list-item>
                    <text:p>Organizar o processo (vários papéis)</text:p>
                  </text:list-item>
                  <text:list-item>
                    <text:p>Reduzir time-to-market</text:p>
                  </text:list-item>
                  <text:list-item>
                    <text:p>Manter diversas releases</text:p>
                  </text:list-item>
                  <text:list-item>
                    <text:p>Suportar diversas plataformas</text:p>
                  </text:list-item>
                </text:list>
              </text:list-item>
              <text:list-item>
                <text:p>Problemas</text:p>
                <text:list>
                  <text:list-item>
                    <text:p>Divisão do trabalho</text:p>
                  </text:list-item>
                  <text:list-item>
                    <text:p>Concorrência</text:p>
                  </text:list-item>
                  <text:list-item>
                    <text:p>Propagação de mudanças</text:p>
                  </text:list-item>
                  <text:list-item>
                    <text:p>Re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Motivação</text:p>
                <text:list>
                  <text:list-item>
                    <text:p>Criar e documentar padrões aplicáveis a várias situações de desenvolvimento de software</text:p>
                    <text:list>
                      <text:list-item>
                        <text:p>Padrões organizacionais</text:p>
                      </text:list-item>
                      <text:list-item>
                        <text:p>Padrões arquiteturais</text:p>
                      </text:list-item>
                      <text:list-item>
                        <text:p>Padrões definindo processos</text:p>
                      </text:list-item>
                      <text:list-item>
                        <text:p>Padrões de manuten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Forças da ramificação e do desenvolvimento paralelo</text:p>
                <text:list>
                  <text:list-item>
                    <text:p>Segurança</text:p>
                  </text:list-item>
                  <text:list-item>
                    <text:p>Permitir a evolução (liveness)</text:p>
                  </text:list-item>
                  <text:list-item>
                    <text:p>Reusabilidade</text:p>
                  </text:list-item>
                  <text:list-item>
                    <text:p>Trabalho em equipe</text:p>
                  </text:list-item>
                  <text:list-item>
                    <text:p>Suporte de ferramen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3:17:31.67</dc:date>
    <meta:editing-duration>PT1H30M33S</meta:editing-duration>
    <meta:editing-cycles>19</meta:editing-cycles>
    <meta:generator>LibreOffice/4.0.3.3$Windows_x86 LibreOffice_project/0eaa50a932c8f2199a615e1eb30f7ac74279539</meta:generator>
    <meta:document-statistic meta:object-count="42"/>
  </office:meta>
</office:document-meta>
</file>